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bugging notes for mixture model changes to PAL library.</text:h>
      <text:p text:style-name="Text_20_body"/>
      <text:h text:style-name="Heading_20_2" text:outline-level="2">Bug #1: calculations are incorrect. Leaf nodes end up with conditional probabilities matricies where only one row looks right, rest are zeros-and-one.</text:h>
      <text:p text:style-name="Text_20_body"/>
      <text:p text:style-name="Text_20_body">Each leaf gets a LHCalculator.leaf <text:s/>leafCalculator_ which will always be a SimpleLeafCalculator.</text:p>
      <text:p text:style-name="Text_20_body">*** Will this suffice? Can SimpleLeafCalculator deal with the mixture model?</text:p>
      <text:p text:style-name="Text_20_body">LeafCalculator called from UMLS line 1830</text:p>
      <text:p text:style-name="Text_20_body">Weighted rate matrix calculated in MMEP.calculateRateMatrix(): Check – does this get needlessly recalculated for the case where only one model contributes?</text:p>
      <text:p text:style-name="Text_20_body">Found bug: cut-and-paste forgot to change some ‘j’ to ‘k’ in loop indicies.</text:p>
      <text:p text:style-name="Text_20_body"/>
      <text:h text:style-name="Heading_20_2" text:outline-level="2">Bug #2: Doesn’t get required MMEP in MSM.getTransitonProbabilities</text:h>
      <text:p text:style-name="Text_20_body"/>
      <text:p text:style-name="Text_20_body">Summary of call path:</text:p>
      <text:p text:style-name="Text_20_body">MSM.getTransitionProbabilities from</text:p>
      <text:p text:style-name="Text_20_body">SMFFSLHC$EI.calculateLogLikelihood from</text:p>
      <text:p text:style-name="Text_20_body">UMLS$OptHandler.evaluate</text:p>
      <text:p text:style-name="Text_20_body"/>
      <text:p text:style-name="Text_20_body">Plan: The OptHandler contains pattern info for the edge in question, so it could also hold MEP.</text:p>
      <text:p text:style-name="Text_20_body">Can attach it in ‘OptHandler.optimiseBranchLength’ and pass it through to SMFFSLHC$EI.calculateLogLikelihood from OptHandler.evaluate.</text:p>
      <text:p text:style-name="Text_20_body"/>
      <text:p text:style-name="Text_20_body">Need LHCalculator.External to specify the required calculateLogLikelihood argument signature with MEP.</text:p>
      <text:p text:style-name="Text_20_body">Need all implementations of LHC.Ext <text:s/>to match it. (FastFourStateLHCalculator, SimpleModelFastFourStateLHCalculator, SimpleLHCalculator)</text:p>
      <text:p text:style-name="Text_20_body"/>
      <text:p text:style-name="Text_20_body"/>
      <text:p text:style-name="Text_20_body">Need OptHandler.evaluate to use the MEP argument.</text:p>
      <text:p text:style-name="Text_20_body"/>
      <text:p text:style-name="Text_20_body">Modifications:</text:p>
      <text:list xml:id="list1759548732" text:style-name="L1">
        <text:list-item>
          <text:p text:style-name="P1"><text:soft-page-break/>UnrootedMLSearcher.java: </text:p>
          <text:list>
            <text:list-item>
              <text:p text:style-name="P1">Added MEP field to OptHandler</text:p>
            </text:list-item>
            <text:list-item>
              <text:p text:style-name="P1">Populate MEP field in OptHandler.optimiseBranchLength.</text:p>
            </text:list-item>
            <text:list-item>
              <text:p text:style-name="P1">Added MEP to call in evaluate.</text:p>
            </text:list-item>
          </text:list>
        </text:list-item>
        <text:list-item>
          <text:p text:style-name="P1">Modify LHCalculator.java:</text:p>
          <text:list>
            <text:list-item>
              <text:p text:style-name="P1"><text:s/>interface LHCalculator.Internal <text:s/>add new calculateLogLikelihood signature.</text:p>
            </text:list-item>
          </text:list>
        </text:list-item>
        <text:list-item>
          <text:p text:style-name="P1">FastFourStateLHCalculator.java add parameter to methods, and pass through:</text:p>
          <text:list>
            <text:list-item>
              <text:p text:style-name="P1">ExternalImpl.getResultStoreValues</text:p>
            </text:list-item>
            <text:list-item>
              <text:p text:style-name="P1">ExternalImpl.calculateLogLikelihood</text:p>
            </text:list-item>
          </text:list>
        </text:list-item>
      </text:list>
      <text:p text:style-name="Text_20_body">In the end, I changed all Calculator methods which took a distance to also take an edge param.</text:p>
      <text:p text:style-name="Text_20_body"/>
      <text:h text:style-name="Heading_20_2" text:outline-level="2">Bug #3: I use ‘TreeSearchTool.optimiseUnrootedFixed’ to get optimized branch lengths and return the optimized tree. But the optimized tree doesn’t carry the attributes over, so can’t be used to calculate likelihood from.</text:h>
      <text:p text:style-name="Text_20_body">In UnrootedMLSearcher.buildPALTree, need to transfer attributes.</text:p>
      <text:p text:style-name="Text_20_body">To change:</text:p>
      <text:p text:style-name="Text_20_body">UMLS.Connection.buildPALNode()</text:p>
      <text:p text:style-name="Text_20_body">UMLS.Connection.buildPALNode(UNode)</text:p>
      <text:p text:style-name="Text_20_body"/>
      <text:p text:style-name="Text_20_body">InternalNode.buildPALNode has calling Connection – can transfer attributes (line 1426)</text:p>
      <text:p text:style-name="Text_20_body">Ditto LeafNode.buildPALNode. (line 1833)</text:p>
      <text:p text:style-name="Text_20_body"/>
      <text:h text:style-name="Heading_20_2" text:outline-level="2">Bug #4: MixtureSubstitutionModel doesn’t set it parametrized ‘base_’ member.</text:h>
      <text:p text:style-name="Text_20_body">I need to call ‘allEdgesAdded()’ method. Added this in ‘makeTree’ method in test routine – but this is still very ugly. I need to reconsider how MSMs and MMEPs get attached to each other.</text:p>
      <text:h text:style-name="Heading_20_2" text:outline-level="2">Bug #5: MultiParameterized doesn’t like parameterizations with zero free parameters.</text:h>
      <text:p text:style-name="Text_20_body">Manifests in MultiParameterized.countParameters.</text:p>
      <text:p text:style-name="Text_20_body">Fixed in MSM.allEdgesAdded() - only use non-trivial edges to create MultiParameterization</text:p>
      <text:h text:style-name="Heading_20_2" text:outline-level="2"><text:soft-page-break/>Bug #6: MMEPs don’t set parameters_, parametersSE_ members</text:h>
      <text:p text:style-name="Text_20_body">Manifests in MMEP.getParameter(n), called on a non-trivial edge.</text:p>
      <text:p text:style-name="Text_20_body">Fix in MMEP constructor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Woodhams</meta:initial-creator>
    <meta:creation-date>2009-02-24T14:48:47</meta:creation-date>
    <dc:date>2009-02-26T17:05:00</dc:date>
    <dc:creator>Michael Woodhams</dc:creator>
    <meta:editing-duration>PT15H05M34S</meta:editing-duration>
    <meta:editing-cycles>9</meta:editing-cycles>
    <meta:generator>OpenOffice.org/3.0$Linux OpenOffice.org_project/300m15$Build-9379</meta:generator>
    <meta:document-statistic meta:table-count="0" meta:image-count="0" meta:object-count="0" meta:page-count="3" meta:paragraph-count="43" meta:word-count="383" meta:character-count="2962"/>
    <meta:user-defined meta:name="Info 1"/>
    <meta:user-defined meta:name="Info 2"/>
    <meta:user-defined meta:name="Info 3"/>
    <meta:user-defined meta:name="Info 4"/>
  </office:meta>
</office:document-meta>
</file>